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4cm" fo:min-width="0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69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T1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3.783cm" svg:height="0.962cm" svg:x="2.043cm" svg:y="3.848cm">
          <draw:text-box>
            <text:p>ODE model</text:p>
          </draw:text-box>
        </draw:frame>
        <draw:frame draw:style-name="gr2" draw:text-style-name="P1" draw:layer="layout" svg:width="5.48cm" svg:height="1.673cm" svg:x="6.823cm" svg:y="3.391cm">
          <draw:text-box>
            <text:p text:style-name="P1">Boolean/Thomas </text:p>
            <text:p text:style-name="P1">Network</text:p>
          </draw:text-box>
        </draw:frame>
        <draw:frame draw:style-name="gr3" draw:layer="layout" svg:width="4.185cm" svg:height="0.962cm" svg:x="14.208cm" svg:y="4.556cm">
          <draw:text-box>
            <text:p>CTL Formula</text:p>
          </draw:text-box>
        </draw:frame>
        <draw:custom-shape draw:style-name="gr4" draw:text-style-name="P2" draw:layer="layout" svg:width="4.826cm" svg:height="1.905cm" svg:x="1.508cm" svg:y="6.207cm">
          <text:p text:style-name="P2"><text:span text:style-name="T1">ODE module</text:span><text:span text:style-name="T1"><text:line-break/></text:span><text:span text:style-name="T1">(Biodivin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461cm" svg:height="1.905cm" svg:x="6.842cm" svg:y="6.207cm">
          <text:p text:style-name="P2"><text:span text:style-name="T1">Boolean </text:span><text:span text:style-name="T1">module</text:span><text:span text:style-name="T1"><text:line-break/></text:span><text:span text:style-name="T1">(Parsybone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10.795cm" svg:height="1.143cm" svg:x="1.508cm" svg:y="9.128cm">
          <text:p text:style-name="P2"><text:span text:style-name="T1">Abstract State and Parameter Space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3.81cm" svg:height="2.159cm" svg:x="14.335cm" svg:y="6.842cm">
          <text:p text:style-name="P2"><text:span text:style-name="T1">Parser and </text:span></text:p>
          <text:p text:style-name="P2"><text:span text:style-name="T1">Normaliz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draw:layer="layout" svg:width="6.731cm" svg:height="3.048cm" svg:x="5.572cm" svg:y="12.303cm">
          <text:p text:style-name="P1">Distributed Model</text:p>
          <text:p text:style-name="P1">Checke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2" draw:layer="layout" svg:width="5.03cm" svg:height="2.286cm" svg:x="14.97cm" svg:y="12.557cm">
          <text:p text:style-name="P2"><text:span text:style-name="T1">Environment and</text:span></text:p>
          <text:p text:style-name="P2"><text:span text:style-name="T1">Communicators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5" draw:text-style-name="P1" draw:layer="layout" svg:x1="16.24cm" svg:y1="5.445cm" svg:x2="16.24cm" svg:y2="6.842cm">
          <text:p/>
        </draw:line>
        <draw:line draw:style-name="gr5" draw:text-style-name="P1" draw:layer="layout" svg:x1="9.636cm" svg:y1="5.064cm" svg:x2="9.636cm" svg:y2="6.207cm">
          <text:p/>
        </draw:line>
        <draw:line draw:style-name="gr5" draw:text-style-name="P1" draw:layer="layout" svg:x1="4.048cm" svg:y1="4.81cm" svg:x2="4.048cm" svg:y2="6.207cm">
          <text:p/>
        </draw:line>
        <draw:line draw:style-name="gr5" draw:text-style-name="P1" draw:layer="layout" svg:x1="3.921cm" svg:y1="8.112cm" svg:x2="4.556cm" svg:y2="9.128cm">
          <text:p/>
        </draw:line>
        <draw:line draw:style-name="gr5" draw:text-style-name="P1" draw:layer="layout" svg:x1="9.636cm" svg:y1="8.112cm" svg:x2="9.001cm" svg:y2="9.128cm">
          <text:p/>
        </draw:line>
        <draw:line draw:style-name="gr5" draw:text-style-name="P1" draw:layer="layout" svg:x1="6.842cm" svg:y1="10.271cm" svg:x2="9.001cm" svg:y2="12.303cm">
          <text:p/>
        </draw:line>
        <draw:line draw:style-name="gr5" draw:text-style-name="P1" draw:layer="layout" svg:x1="16.24cm" svg:y1="9.001cm" svg:x2="12.303cm" svg:y2="12.303cm">
          <text:p/>
        </draw:line>
        <draw:line draw:style-name="gr5" draw:text-style-name="P1" draw:layer="layout" svg:x1="12.303cm" svg:y1="13.065cm" svg:x2="14.97cm" svg:y2="13.065cm">
          <text:p/>
        </draw:line>
        <draw:line draw:style-name="gr5" draw:text-style-name="P1" draw:layer="layout" svg:x1="14.97cm" svg:y1="14.335cm" svg:x2="12.303cm" svg:y2="14.33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none" style:font-family-asian="Tahoma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Ultrafine_20_Dashe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otted" style:family="graphic" style:parent-style-name="standard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06-15T19:30:43</meta:creation-date>
    <dc:date>2015-06-15T19:47:50</dc:date>
    <meta:editing-duration>P0D</meta:editing-duration>
    <meta:editing-cycles>1</meta:editing-cycles>
    <meta:document-statistic meta:object-count="18"/>
    <meta:generator>LibreOffice/3.6$MacOSX_x86 LibreOffice_project/e29a214-2bbed72-0621de6-a97528c-8f066d</meta:generator>
  </office:meta>
</office:document-meta>
</file>